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FreeSans" fo:font-size="15pt" fo:font-weight="bold" officeooo:rsid="00020a61" officeooo:paragraph-rsid="00020a61" style:font-size-asian="13.1000003814697pt" style:font-weight-asian="bold" style:font-size-complex="15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FreeSans" fo:font-size="12pt" fo:font-weight="bold" officeooo:rsid="00020a61" officeooo:paragraph-rsid="00020a61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end" style:justify-single-word="false"/>
      <style:text-properties style:font-name="FreeSans" fo:font-size="12pt" fo:font-weight="bold" officeooo:rsid="00020a61" officeooo:paragraph-rsid="00020a61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FreeSans" fo:font-size="12pt" fo:font-weight="bold" officeooo:rsid="00020a61" officeooo:paragraph-rsid="00020a61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FreeSans" fo:font-size="12pt" fo:font-weight="normal" officeooo:rsid="00020a61" officeooo:paragraph-rsid="00020a61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font-name="FreeSans" fo:font-size="20pt" fo:font-weight="bold" officeooo:rsid="00020a61" officeooo:paragraph-rsid="00020a61" style:font-size-asian="20pt" style:font-weight-asian="bold" style:font-size-complex="20pt" style:font-weight-complex="bold"/>
    </style:style>
    <style:style style:name="P7" style:family="paragraph" style:parent-style-name="Standard">
      <style:paragraph-properties fo:text-align="start" style:justify-single-word="false"/>
      <style:text-properties officeooo:paragraph-rsid="00020a61"/>
    </style:style>
    <style:style style:name="P8" style:family="paragraph" style:parent-style-name="Standard">
      <style:paragraph-properties fo:text-align="center" style:justify-single-word="false"/>
      <style:text-properties officeooo:paragraph-rsid="00020a61"/>
    </style:style>
    <style:style style:name="P9" style:family="paragraph" style:parent-style-name="Standard">
      <style:paragraph-properties fo:text-align="start" style:justify-single-word="false"/>
      <style:text-properties style:font-name="FreeSans" fo:font-size="12pt" fo:font-weight="normal" officeooo:rsid="000a8bea" officeooo:paragraph-rsid="000a8bea" style:font-size-asian="10.5pt" style:font-weight-asian="normal" style:font-size-complex="12pt" style:font-weight-complex="normal"/>
    </style:style>
    <style:style style:name="T1" style:family="text">
      <style:text-properties officeooo:rsid="0005b993"/>
    </style:style>
    <style:style style:name="T2" style:family="text">
      <style:text-properties style:font-name="FreeSans" fo:font-size="12pt" fo:font-weight="bold" officeooo:rsid="00020a61" style:font-size-asian="10.5pt" style:font-weight-asian="bold" style:font-size-complex="12pt" style:font-weight-complex="bold"/>
    </style:style>
    <style:style style:name="T3" style:family="text">
      <style:text-properties style:font-name="FreeSans" fo:font-size="12pt" fo:font-weight="bold" officeooo:rsid="0005b993" style:font-size-asian="10.5pt" style:font-weight-asian="bold" style:font-size-complex="12pt" style:font-weight-complex="bold"/>
    </style:style>
    <style:style style:name="T4" style:family="text">
      <style:text-properties style:font-name="FreeSans" fo:font-size="12pt" fo:font-weight="bold" officeooo:rsid="000a8bea" style:font-size-asian="10.5pt" style:font-weight-asian="bold" style:font-size-complex="12pt" style:font-weight-complex="bold"/>
    </style:style>
    <style:style style:name="T5" style:family="text">
      <style:text-properties officeooo:rsid="00069715"/>
    </style:style>
    <style:style style:name="T6" style:family="text">
      <style:text-properties officeooo:rsid="0008765a"/>
    </style:style>
    <style:style style:name="T7" style:family="text">
      <style:text-properties officeooo:rsid="000a8be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Bekanntmachung an die Mieter</text:p>
      <text:p text:style-name="P1"/>
      <text:p text:style-name="P1"/>
      <text:p text:style-name="P1"/>
      <text:p text:style-name="P3">Dettenheim, den <text:span text:style-name="T7">24</text:span>.<text:span text:style-name="T5">1</text:span><text:span text:style-name="T7">1</text:span>.2020</text:p>
      <text:p text:style-name="P3"/>
      <text:p text:style-name="P3"/>
      <text:p text:style-name="P3"/>
      <text:p text:style-name="P3"/>
      <text:p text:style-name="P7"><text:span text:style-name="T2">Betreff: </text:span><text:span text:style-name="T4">Ablesung Minol</text:span></text:p>
      <text:p text:style-name="P4"/>
      <text:p text:style-name="P4"/>
      <text:p text:style-name="P4"/>
      <text:p text:style-name="P5">Liebe Mieter,</text:p>
      <text:p text:style-name="P5"/>
      <text:p text:style-name="P9">die jährliche Ablesung der Firma Minol wird am</text:p>
      <text:p text:style-name="P5"/>
      <text:p text:style-name="P5"/>
      <text:p text:style-name="P8"><text:span text:style-name="T4">28</text:span><text:span text:style-name="T2">. </text:span><text:span text:style-name="T4">Dezember</text:span><text:span text:style-name="T2"> zwischen </text:span><text:span text:style-name="T4">14</text:span><text:span text:style-name="T2">:</text:span><text:span text:style-name="T4">3</text:span><text:span text:style-name="T2">0 Uhr und </text:span><text:span text:style-name="T4">14</text:span><text:span text:style-name="T2">:</text:span><text:span text:style-name="T4">5</text:span><text:span text:style-name="T2">0 Uhr</text:span></text:p>
      <text:p text:style-name="P2"/>
      <text:p text:style-name="P5">vollzogen. </text:p>
      <text:p text:style-name="P5"/>
      <text:p text:style-name="P5"/>
      <text:p text:style-name="P5">Ich bitte um die Kenntnissnahme dieses Termines.</text:p>
      <text:p text:style-name="P5"/>
      <text:p text:style-name="P5"/>
      <text:p text:style-name="P5">Mit freundlichen Grüßen</text:p>
      <text:p text:style-name="P5"/>
      <text:p text:style-name="P5">Markus Haas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10-20T23:40:51.940000000</meta:creation-date>
    <meta:generator>LibreOffice/6.4.6.2$Linux_X86_64 LibreOffice_project/40$Build-2</meta:generator>
    <dc:date>2020-11-24T19:39:02.406928283</dc:date>
    <meta:editing-duration>PT14M46S</meta:editing-duration>
    <meta:editing-cycles>5</meta:editing-cycles>
    <meta:document-statistic meta:table-count="0" meta:image-count="0" meta:object-count="0" meta:page-count="1" meta:paragraph-count="10" meta:word-count="41" meta:character-count="274" meta:non-whitespace-character-count="242"/>
  </office:meta>
</office:document-meta>
</file>